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48cm" fo:min-width="0.938cm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648cm" fo:min-width="1.47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P3" style:family="paragraph">
      <loext:graphic-properties draw:fill="solid"/>
      <style:paragraph-properties fo:text-align="center"/>
      <style:text-properties fo:font-size="9pt" style:font-size-asian="9pt" style:font-size-complex="9pt"/>
    </style:style>
    <style:style style:name="P4" style:family="paragraph">
      <loext:graphic-properties draw:fill="solid"/>
      <style:paragraph-properties fo:text-align="center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032cm" svg:height="1.27cm" svg:x="5.699cm" svg:y="4.81cm">
          <text:p text:style-name="P1">id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draw:line-skew="-0.792cm -0.229cm" svg:x1="5.699cm" svg:y1="5.445cm" svg:x2="5.996cm" svg:y2="4.996cm" draw:start-shape="id1" draw:start-glue-point="6" draw:end-shape="id1" draw:end-glue-point="5" svg:d="M5699 5445c-1939 0-1616-683-1057-1139s1354-684 1354 690" svg:viewBox="0 0 1784 1492">
          <text:p text:style-name="P2"><text:span text:style-name="T1">rx→1</text:span></text:p>
        </draw:connector>
        <draw:custom-shape draw:style-name="gr1" draw:text-style-name="P1" xml:id="id2" draw:id="id2" draw:layer="layout" svg:width="2.032cm" svg:height="1.27cm" svg:x="9.001cm" svg:y="4.81cm">
          <text:p text:style-name="P1">start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7.434cm" svg:y1="4.996cm" svg:x2="9.298cm" svg:y2="4.996cm" draw:start-shape="id1" draw:start-glue-point="11" draw:end-shape="id2" draw:end-glue-point="5" svg:d="M7434 4996c0-1030 1864-1030 1864 0" svg:viewBox="0 0 1865 773">
          <text:p text:style-name="P2"><text:span text:style-name="T1">rx→0</text:span></text:p>
          <text:p text:style-name="P2"><text:span text:style-name="T1">tstart←1</text:span></text:p>
          <text:p text:style-name="P2"><text:span text:style-name="T1"/></text:p>
        </draw:connector>
        <draw:connector draw:style-name="gr2" draw:text-style-name="P4" draw:layer="layout" draw:type="curve" draw:line-skew="0cm 0.582cm" svg:x1="10.736cm" svg:y1="4.996cm" svg:x2="11.033cm" svg:y2="5.445cm" draw:start-shape="id2" draw:start-glue-point="11" draw:end-shape="id2" draw:end-glue-point="10" svg:d="M10736 4996c0-1030 691-859 1171-489s750 938-874 938" svg:viewBox="0 0 1541 1226">
          <text:p text:style-name="P1">tdone→0</text:p>
        </draw:connector>
        <draw:custom-shape draw:style-name="gr1" draw:text-style-name="P1" xml:id="id4" draw:id="id4" draw:layer="layout" svg:width="2.032cm" svg:height="1.27cm" svg:x="11.922cm" svg:y="7.604cm">
          <text:p text:style-name="P1">start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xml:id="id3" draw:id="id3" draw:layer="layout" draw:type="curve" svg:x1="10.017cm" svg:y1="6.08cm" svg:x2="10.017cm" svg:y2="6.08cm" draw:start-shape="id2" draw:start-glue-point="8" draw:end-shape="id2" draw:end-glue-point="8" svg:d="M10017 6080z" svg:viewBox="0 0 1 1">
          <text:p/>
        </draw:connector>
        <draw:connector draw:style-name="gr2" draw:text-style-name="P4" draw:layer="layout" draw:type="curve" svg:x1="10.017cm" svg:y1="6.08cm" svg:x2="12.938cm" svg:y2="7.604cm" draw:start-shape="id3" draw:start-glue-point="0" draw:end-shape="id4" draw:end-glue-point="4" svg:d="M10017 6080c0 1143 2921 381 2921 1524" svg:viewBox="0 0 2922 1525">
          <text:p text:style-name="P1">tdone→1</text:p>
          <text:p text:style-name="P1">tstart←1</text:p>
        </draw:connector>
        <draw:connector draw:style-name="gr2" draw:text-style-name="P4" draw:layer="layout" draw:type="curve" draw:line-skew="0cm 0.76cm" svg:x1="13.657cm" svg:y1="7.79cm" svg:x2="13.954cm" svg:y2="8.239cm" draw:start-shape="id4" draw:start-glue-point="11" draw:end-shape="id4" draw:end-glue-point="10" svg:d="M13657 7790c0-1030 779-859 1326-489s862 938-1029 938" svg:viewBox="0 0 1747 1226">
          <text:p text:style-name="P1">tdone→0</text:p>
        </draw:connector>
        <draw:custom-shape draw:style-name="gr4" draw:text-style-name="P1" xml:id="id5" draw:id="id5" draw:layer="layout" svg:width="2.794cm" svg:height="1.27cm" svg:x="11.541cm" svg:y="11.033cm">
          <text:p text:style-name="P1">bit_half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6" draw:id="id6" draw:layer="layout" svg:width="2.794cm" svg:height="1.27cm" svg:x="11.541cm" svg:y="13.065cm">
          <text:p text:style-name="P1">bit_half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svg:x1="12.938cm" svg:y1="12.303cm" svg:x2="12.938cm" svg:y2="13.065cm" draw:start-shape="id5" draw:start-glue-point="8" draw:end-shape="id6" draw:end-glue-point="4" svg:d="M12938 12303v762" svg:viewBox="0 0 1 763">
          <text:p/>
        </draw:connector>
        <draw:connector draw:style-name="gr3" draw:text-style-name="P4" draw:layer="layout" draw:type="curve" draw:line-skew="0cm 0.709cm" svg:x1="13.926cm" svg:y1="11.219cm" svg:x2="14.335cm" svg:y2="11.668cm" draw:start-shape="id5" draw:start-glue-point="11" draw:end-shape="id5" draw:end-glue-point="10" svg:d="M13926 11219c0-1030 810-859 1366-489s858 938-957 938" svg:viewBox="0 0 1795 1226">
          <text:p/>
        </draw:connector>
        <draw:connector draw:style-name="gr3" draw:text-style-name="P4" draw:layer="layout" draw:type="curve" draw:line-skew="0cm 0.836cm" svg:x1="13.926cm" svg:y1="13.251cm" svg:x2="14.335cm" svg:y2="13.7cm" draw:start-shape="id6" draw:start-glue-point="11" draw:end-shape="id6" draw:end-glue-point="10" svg:d="M13926 13251c0-1030 873-859 1477-489s937 938-1068 938" svg:viewBox="0 0 1942 1226">
          <text:p/>
        </draw:connector>
        <draw:connector draw:style-name="gr3" draw:text-style-name="P4" draw:layer="layout" draw:type="curve" draw:line-skew="0cm -0.896cm -0.343cm" svg:x1="11.95cm" svg:y1="14.149cm" svg:x2="11.95cm" svg:y2="11.219cm" draw:start-shape="id6" draw:start-glue-point="7" draw:end-shape="id5" draw:end-glue-point="5" svg:d="M11950 14149c0 1030-1806 688-1806-1636 0-2323 1806-2839 1806-1294" svg:viewBox="0 0 1807 4365">
          <text:p/>
        </draw:connector>
        <draw:custom-shape draw:style-name="gr1" draw:text-style-name="P1" xml:id="id7" draw:id="id7" draw:layer="layout" svg:width="2.032cm" svg:height="1.27cm" svg:x="5.699cm" svg:y="10.906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svg:x1="12.938cm" svg:y1="14.335cm" svg:x2="6.715cm" svg:y2="12.176cm" draw:start-shape="id6" draw:start-glue-point="8" draw:end-shape="id7" draw:end-glue-point="8" svg:d="M12938 14335c0 751-6223 1831-6223-2159" svg:viewBox="0 0 6224 2883">
          <text:p/>
        </draw:connector>
        <draw:connector draw:style-name="gr3" draw:text-style-name="P4" draw:layer="layout" draw:type="curve" svg:x1="6.715cm" svg:y1="10.906cm" svg:x2="6.715cm" svg:y2="6.08cm" draw:start-shape="id7" draw:start-glue-point="4" draw:end-shape="id1" draw:end-glue-point="8" svg:d="M6715 10906v-4826" svg:viewBox="0 0 1 4827">
          <text:p/>
        </draw:connector>
        <draw:connector draw:style-name="gr3" draw:text-style-name="P4" draw:layer="layout" draw:type="curve" draw:line-skew="-0.834cm" svg:x1="5.699cm" svg:y1="11.541cm" svg:x2="5.996cm" svg:y2="11.092cm" draw:start-shape="id7" draw:start-glue-point="6" draw:end-shape="id7" draw:end-glue-point="5" svg:d="M5699 11541c-2004 0-1670-568-1095-938s1392-541 1392 489" svg:viewBox="0 0 1835 1226">
          <text:p/>
        </draw:connector>
        <draw:connector draw:style-name="gr3" draw:text-style-name="P4" draw:layer="layout" draw:type="curve" svg:x1="12.938cm" svg:y1="8.874cm" svg:x2="12.938cm" svg:y2="11.033cm" draw:start-shape="id4" draw:start-glue-point="8" draw:end-shape="id5" draw:end-glue-point="4" svg:d="M12938 8874v2159" svg:viewBox="0 0 1 216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Liberation Sans1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draw:fill-gradient-name="Gradient_20_1" draw:fill-hatch-name="Hatching_20_1" draw:fill-image-name="Bitmap_20_1" text:animation-delay="P0D"/>
      <style:text-properties fo:font-size="9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08T20:49:55.722887741</meta:creation-date>
    <meta:generator>LibreOffice/6.2.8.2$Linux_X86_64 LibreOffice_project/20$Build-2</meta:generator>
    <dc:date>2020-01-08T22:49:31.917718086</dc:date>
    <meta:editing-duration>PT47M22S</meta:editing-duration>
    <meta:editing-cycles>15</meta:editing-cycles>
    <meta:document-statistic meta:object-count="20"/>
  </office:meta>
</office:document-meta>
</file>